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10instance-tra-373-500res--1folds-0.001ridge-50w2vdim-04-09_12:2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9753051830612" calcext:value-type="float">
            <text:p>0.4197530518</text:p>
          </table:table-cell>
          <table:table-cell office:value-type="float" office:value="0.211889191338963" calcext:value-type="float">
            <text:p>0.2118891913</text:p>
          </table:table-cell>
          <table:table-cell office:value-type="float" office:value="0.162354781054513" calcext:value-type="float">
            <text:p>0.1623547811</text:p>
          </table:table-cell>
          <table:table-cell office:value-type="float" office:value="0.235039853290927" calcext:value-type="float">
            <text:p>0.2350398533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4971799524011" calcext:value-type="float">
            <text:p>0.4149717995</text:p>
          </table:table-cell>
          <table:table-cell office:value-type="float" office:value="0.211308943269479" calcext:value-type="float">
            <text:p>0.2113089433</text:p>
          </table:table-cell>
          <table:table-cell office:value-type="float" office:value="0.155898123324397" calcext:value-type="float">
            <text:p>0.1558981233</text:p>
          </table:table-cell>
          <table:table-cell office:value-type="float" office:value="0.237082553917641" calcext:value-type="float">
            <text:p>0.2370825539</text:p>
          </table:table-cell>
          <table:table-cell office:value-type="float" office:value="0.420911528150134" calcext:value-type="float">
            <text:p>0.4209115282</text:p>
          </table:table-cell>
          <table:table-cell office:value-type="float" office:value="0.493705391524594" calcext:value-type="float">
            <text:p>0.4937053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4146612504009" calcext:value-type="float">
            <text:p>0.4141466125</text:p>
          </table:table-cell>
          <table:table-cell office:value-type="float" office:value="0.201194523901097" calcext:value-type="float">
            <text:p>0.2011945239</text:p>
          </table:table-cell>
          <table:table-cell office:value-type="float" office:value="0.158802502234138" calcext:value-type="float">
            <text:p>0.1588025022</text:p>
          </table:table-cell>
          <table:table-cell office:value-type="float" office:value="0.242215647792298" calcext:value-type="float">
            <text:p>0.2422156478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2448924258506" calcext:value-type="float">
            <text:p>0.4124489243</text:p>
          </table:table-cell>
          <table:table-cell office:value-type="float" office:value="0.198711028083242" calcext:value-type="float">
            <text:p>0.1987110281</text:p>
          </table:table-cell>
          <table:table-cell office:value-type="float" office:value="0.149016979445934" calcext:value-type="float">
            <text:p>0.1490169794</text:p>
          </table:table-cell>
          <table:table-cell office:value-type="float" office:value="0.236012012306546" calcext:value-type="float">
            <text:p>0.2360120123</text:p>
          </table:table-cell>
          <table:table-cell office:value-type="float" office:value="0.404825737265416" calcext:value-type="float">
            <text:p>0.4048257373</text:p>
          </table:table-cell>
          <table:table-cell office:value-type="float" office:value="0.490858288829809" calcext:value-type="float">
            <text:p>0.49085828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9367500618913" calcext:value-type="float">
            <text:p>0.4193675006</text:p>
          </table:table-cell>
          <table:table-cell office:value-type="float" office:value="0.234812276797524" calcext:value-type="float">
            <text:p>0.2348122768</text:p>
          </table:table-cell>
          <table:table-cell office:value-type="float" office:value="0.154155495978552" calcext:value-type="float">
            <text:p>0.154155496</text:p>
          </table:table-cell>
          <table:table-cell office:value-type="float" office:value="0.238498949332315" calcext:value-type="float">
            <text:p>0.2384989493</text:p>
          </table:table-cell>
          <table:table-cell office:value-type="float" office:value="0.420911528150134" calcext:value-type="float">
            <text:p>0.4209115282</text:p>
          </table:table-cell>
          <table:table-cell office:value-type="float" office:value="0.493705391524594" calcext:value-type="float">
            <text:p>0.49370539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530516440764" calcext:value-type="float">
            <text:p>0.4153051644</text:p>
          </table:table-cell>
          <table:table-cell office:value-type="float" office:value="0.202986527185501" calcext:value-type="float">
            <text:p>0.2029865272</text:p>
          </table:table-cell>
          <table:table-cell office:value-type="float" office:value="0.153775692582663" calcext:value-type="float">
            <text:p>0.1537756926</text:p>
          </table:table-cell>
          <table:table-cell office:value-type="float" office:value="0.235129856627488" calcext:value-type="float">
            <text:p>0.2351298566</text:p>
          </table:table-cell>
          <table:table-cell office:value-type="float" office:value="0.4343163538874" calcext:value-type="float">
            <text:p>0.4343163539</text:p>
          </table:table-cell>
          <table:table-cell office:value-type="float" office:value="0.495666882728062" calcext:value-type="float">
            <text:p>0.49566688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3180402650822" calcext:value-type="float">
            <text:p>0.4131804027</text:p>
          </table:table-cell>
          <table:table-cell office:value-type="float" office:value="0.193773427508686" calcext:value-type="float">
            <text:p>0.1937734275</text:p>
          </table:table-cell>
          <table:table-cell office:value-type="float" office:value="0.15565236818588" calcext:value-type="float">
            <text:p>0.1556523682</text:p>
          </table:table-cell>
          <table:table-cell office:value-type="float" office:value="0.231195279939043" calcext:value-type="float">
            <text:p>0.2311952799</text:p>
          </table:table-cell>
          <table:table-cell office:value-type="float" office:value="0.442359249329759" calcext:value-type="float">
            <text:p>0.4423592493</text:p>
          </table:table-cell>
          <table:table-cell office:value-type="float" office:value="0.496666431181101" calcext:value-type="float">
            <text:p>0.49666643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1962361872403" calcext:value-type="float">
            <text:p>0.4119623619</text:p>
          </table:table-cell>
          <table:table-cell office:value-type="float" office:value="0.202674614285107" calcext:value-type="float">
            <text:p>0.2026746143</text:p>
          </table:table-cell>
          <table:table-cell office:value-type="float" office:value="0.146336014298481" calcext:value-type="float">
            <text:p>0.1463360143</text:p>
          </table:table-cell>
          <table:table-cell office:value-type="float" office:value="0.226761750660614" calcext:value-type="float">
            <text:p>0.2267617507</text:p>
          </table:table-cell>
          <table:table-cell office:value-type="float" office:value="0.412868632707775" calcext:value-type="float">
            <text:p>0.4128686327</text:p>
          </table:table-cell>
          <table:table-cell office:value-type="float" office:value="0.492349596154793" calcext:value-type="float">
            <text:p>0.49234959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4782956327346" calcext:value-type="float">
            <text:p>0.4147829563</text:p>
          </table:table-cell>
          <table:table-cell office:value-type="float" office:value="0.207237290668397" calcext:value-type="float">
            <text:p>0.2072372907</text:p>
          </table:table-cell>
          <table:table-cell office:value-type="float" office:value="0.154356568364611" calcext:value-type="float">
            <text:p>0.1543565684</text:p>
          </table:table-cell>
          <table:table-cell office:value-type="float" office:value="0.23221400114073" calcext:value-type="float">
            <text:p>0.2322140011</text:p>
          </table:table-cell>
          <table:table-cell office:value-type="float" office:value="0.436997319034853" calcext:value-type="float">
            <text:p>0.436997319</text:p>
          </table:table-cell>
          <table:table-cell office:value-type="float" office:value="0.496014780214465" calcext:value-type="float">
            <text:p>0.49601478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3783594783164" calcext:value-type="float">
            <text:p>0.4137835948</text:p>
          </table:table-cell>
          <table:table-cell office:value-type="float" office:value="0.202135150966279" calcext:value-type="float">
            <text:p>0.202135151</text:p>
          </table:table-cell>
          <table:table-cell office:value-type="float" office:value="0.14635835567471" calcext:value-type="float">
            <text:p>0.1463583557</text:p>
          </table:table-cell>
          <table:table-cell office:value-type="float" office:value="0.223992701630461" calcext:value-type="float">
            <text:p>0.2239927016</text:p>
          </table:table-cell>
          <table:table-cell office:value-type="float" office:value="0.412868632707775" calcext:value-type="float">
            <text:p>0.4128686327</text:p>
          </table:table-cell>
          <table:table-cell office:value-type="float" office:value="0.492349596154793" calcext:value-type="float">
            <text:p>0.49234959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 (in %)</text:p>
          </table:table-cell>
          <table:table-cell table:formula="of:=AVERAGE([.B2:.B11])*100" office:value-type="float" office:value="41.4970236877743" calcext:value-type="float">
            <text:p>41.4970236878</text:p>
          </table:table-cell>
          <table:table-cell table:formula="of:=AVERAGE([.C2:.C11])*100" office:value-type="float" office:value="20.6672297400428" calcext:value-type="float">
            <text:p>20.66722974</text:p>
          </table:table-cell>
          <table:table-cell table:formula="of:=AVERAGE([.D2:.D11])*100" office:value-type="float" office:value="15.3670688114388" calcext:value-type="float">
            <text:p>15.3670688114</text:p>
          </table:table-cell>
          <table:table-cell table:formula="of:=AVERAGE([.E2:.E11])*100" office:value-type="float" office:value="23.3814260663806" calcext:value-type="float">
            <text:p>23.3814260664</text:p>
          </table:table-cell>
          <table:table-cell table:formula="of:=AVERAGE([.F2:.F11])*100" office:value-type="float" office:value="42.6541554959786" calcext:value-type="float">
            <text:p>42.654155496</text:p>
          </table:table-cell>
          <table:table-cell table:formula="of:=AVERAGE([.G2:.G11])*100" office:value-type="float" office:value="49.4401226462151" calcext:value-type="float">
            <text:p>49.4401226462</text:p>
          </table:table-cell>
          <table:table-cell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11])*100" office:value-type="float" office:value="0.264686004080871" calcext:value-type="float">
            <text:p>0.2646860041</text:p>
          </table:table-cell>
          <table:table-cell table:formula="of:=STDEV([.C2:.C11])*100" office:value-type="float" office:value="1.13078775462566" calcext:value-type="float">
            <text:p>1.1307877546</text:p>
          </table:table-cell>
          <table:table-cell table:formula="of:=STDEV([.D2:.D11])*100" office:value-type="float" office:value="0.516697478929681" calcext:value-type="float">
            <text:p>0.5166974789</text:p>
          </table:table-cell>
          <table:table-cell table:formula="of:=STDEV([.E2:.E11])*100" office:value-type="float" office:value="0.544564195252268" calcext:value-type="float">
            <text:p>0.5445641953</text:p>
          </table:table-cell>
          <table:table-cell table:formula="of:=STDEV([.F2:.F11])*100" office:value-type="float" office:value="1.36381247203108" calcext:value-type="float">
            <text:p>1.363812472</text:p>
          </table:table-cell>
          <table:table-cell table:formula="of:=STDEV([.G2:.G11])*100" office:value-type="float" office:value="0.207779896813436" calcext:value-type="float">
            <text:p>0.207779896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R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S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LR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16:44:10.313852126</dc:date>
    <dc:creator>Surender Kumar</dc:creator>
    <meta:editing-duration>PT5M27S</meta:editing-duration>
    <meta:editing-cycles>1</meta:editing-cycles>
    <meta:document-statistic meta:table-count="1" meta:cell-count="108" meta:object-count="0"/>
    <meta:generator>LibreOffice/5.1.4.2$Linux_X86_64 LibreOffice_project/10m0$Build-2</meta:generator>
  </office:meta>
</office:document-meta>
</file>